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05315608078729" table:style-name="ce1">
            <text:p>0.905315608078729</text:p>
          </table:table-cell>
          <table:table-cell office:value-type="float" office:value="0.0519312790963594" table:style-name="ce1">
            <text:p>0.051931279096359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0.8290784869188" table:style-name="ce1">
            <text:p>60.8290784869188</text:p>
          </table:table-cell>
          <table:table-cell office:value-type="float" office:value="3" table:style-name="ce1">
            <text:p>3</text:p>
          </table:table-cell>
          <table:table-cell office:value-type="float" office:value="3.90931297114491e-13" table:style-name="ce1">
            <text:p>3.909312971144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56554613517075" table:style-name="ce1">
            <text:p>-3.56554613517075</text:p>
          </table:table-cell>
          <table:table-cell office:value-type="float" office:value="0.000363099278371246" table:style-name="ce1">
            <text:p>0.000363099278371246</text:p>
          </table:table-cell>
          <table:table-cell office:value-type="float" office:value="0.00217859567022748" table:style-name="ce1">
            <text:p>0.00217859567022748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95638484614139" table:style-name="ce1">
            <text:p>3.95638484614139</text:p>
          </table:table-cell>
          <table:table-cell office:value-type="float" office:value="7.60925420222053e-05" table:style-name="ce1">
            <text:p>7.60925420222053e-05</text:p>
          </table:table-cell>
          <table:table-cell office:value-type="float" office:value="0.000456555252133232" table:style-name="ce1">
            <text:p>0.00045655525213323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52193098131214" table:style-name="ce1">
            <text:p>7.52193098131214</text:p>
          </table:table-cell>
          <table:table-cell office:value-type="float" office:value="5.39730765019165e-14" table:style-name="ce1">
            <text:p>5.39730765019165e-14</text:p>
          </table:table-cell>
          <table:table-cell office:value-type="float" office:value="3.23838459011499e-13" table:style-name="ce1">
            <text:p>3.23838459011499e-13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80334352605751" table:style-name="ce1">
            <text:p>1.80334352605751</text:p>
          </table:table-cell>
          <table:table-cell office:value-type="float" office:value="0.0713342808742957" table:style-name="ce1">
            <text:p>0.0713342808742957</text:p>
          </table:table-cell>
          <table:table-cell office:value-type="float" office:value="0.428005685245774" table:style-name="ce1">
            <text:p>0.428005685245774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5.36888966122827" table:style-name="ce1">
            <text:p>5.36888966122827</text:p>
          </table:table-cell>
          <table:table-cell office:value-type="float" office:value="7.92228674858775e-08" table:style-name="ce1">
            <text:p>7.92228674858775e-08</text:p>
          </table:table-cell>
          <table:table-cell office:value-type="float" office:value="4.75337204915265e-07" table:style-name="ce1">
            <text:p>4.75337204915265e-07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15304132008388" table:style-name="ce1">
            <text:p>-2.15304132008388</text:p>
          </table:table-cell>
          <table:table-cell office:value-type="float" office:value="0.031315431287918" table:style-name="ce1">
            <text:p>0.031315431287918</text:p>
          </table:table-cell>
          <table:table-cell office:value-type="float" office:value="0.187892587727508" table:style-name="ce1">
            <text:p>0.187892587727508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2575" table:style-name="ce1">
            <text:p>0.25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7425" table:style-name="ce1">
            <text:p>0.742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31380045541892" table:style-name="ce1">
            <text:p>0.931380045541892</text:p>
          </table:table-cell>
          <table:table-cell office:value-type="float" office:value="0.164150060392493" table:style-name="ce1">
            <text:p>0.164150060392493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9.6062080877871" table:style-name="ce1">
            <text:p>69.6062080877871</text:p>
          </table:table-cell>
          <table:table-cell office:value-type="float" office:value="3" table:style-name="ce1">
            <text:p>3</text:p>
          </table:table-cell>
          <table:table-cell office:value-type="float" office:value="5.18296297190303e-15" table:style-name="ce1">
            <text:p>5.18296297190303e-15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22957416699452" table:style-name="ce1">
            <text:p>-3.22957416699452</text:p>
          </table:table-cell>
          <table:table-cell office:value-type="float" office:value="0.00123974720734604" table:style-name="ce1">
            <text:p>0.00123974720734604</text:p>
          </table:table-cell>
          <table:table-cell office:value-type="float" office:value="0.00743848324407622" table:style-name="ce1">
            <text:p>0.0074384832440762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4.88902557407787" table:style-name="ce1">
            <text:p>4.88902557407787</text:p>
          </table:table-cell>
          <table:table-cell office:value-type="float" office:value="1.01336331683093e-06" table:style-name="ce1">
            <text:p>1.01336331683093e-06</text:p>
          </table:table-cell>
          <table:table-cell office:value-type="float" office:value="6.08017990098558e-06" table:style-name="ce1">
            <text:p>6.08017990098558e-06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8.11859974107239" table:style-name="ce1">
            <text:p>8.11859974107239</text:p>
          </table:table-cell>
          <table:table-cell office:value-type="float" office:value="4.71593049260655e-16" table:style-name="ce1">
            <text:p>4.71593049260655e-16</text:p>
          </table:table-cell>
          <table:table-cell office:value-type="float" office:value="2.82955829556393e-15" table:style-name="ce1">
            <text:p>2.82955829556393e-15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9136944798042" table:style-name="ce1">
            <text:p>1.9136944798042</text:p>
          </table:table-cell>
          <table:table-cell office:value-type="float" office:value="0.0556592048153908" table:style-name="ce1">
            <text:p>0.0556592048153908</text:p>
          </table:table-cell>
          <table:table-cell office:value-type="float" office:value="0.333955228892345" table:style-name="ce1">
            <text:p>0.333955228892345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5.14326864679872" table:style-name="ce1">
            <text:p>5.14326864679872</text:p>
          </table:table-cell>
          <table:table-cell office:value-type="float" office:value="2.69999095721537e-07" table:style-name="ce1">
            <text:p>2.69999095721537e-07</text:p>
          </table:table-cell>
          <table:table-cell office:value-type="float" office:value="1.61999457432922e-06" table:style-name="ce1">
            <text:p>1.61999457432922e-06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97533109427367" table:style-name="ce1">
            <text:p>-2.97533109427367</text:p>
          </table:table-cell>
          <table:table-cell office:value-type="float" office:value="0.00292672473643958" table:style-name="ce1">
            <text:p>0.00292672473643958</text:p>
          </table:table-cell>
          <table:table-cell office:value-type="float" office:value="0.0175603484186375" table:style-name="ce1">
            <text:p>0.017560348418637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825" table:style-name="ce1">
            <text:p>0.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4625" table:style-name="ce1">
            <text:p>0.04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5375" table:style-name="ce1">
            <text:p>0.9537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